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A000001F3AB44930E91A1C6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35cm" fo:min-width="4.5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draw:stroke="dash" draw:stroke-dash="Double_20_Dash" svg:stroke-color="#000000" draw:marker-end="Arrow" draw:marker-end-width="0.3cm" draw:fill="solid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5cm" fo:min-width="1.7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898cm" fo:min-width="3.24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98cm" fo:min-width="4.448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527cm" svg:height="9.758cm" svg:x="3.973cm" svg:y="6.442cm">
          <draw:image xlink:href="Pictures/100002010000031A000001F3AB44930E91A1C653.png" xlink:type="simple" xlink:show="embed" xlink:actuate="onLoad" loext:mime-type="image/png">
            <text:p/>
          </draw:image>
        </draw:frame>
        <draw:custom-shape draw:style-name="gr2" draw:text-style-name="P2" draw:layer="layout" svg:width="5cm" svg:height="2.6cm" svg:x="13.6cm" svg:y="1.7cm">
          <text:p text:style-name="P1">Instruments</text:p>
          <text:p text:style-name="P1">ou</text:p>
          <text:p text:style-name="P1">sifflement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6.1cm" svg:y1="4.4cm" svg:x2="16.1cm" svg:y2="6.5cm">
          <text:p/>
        </draw:line>
      </draw:page>
      <draw:page draw:name="page2" draw:style-name="dp1" draw:master-page-name="Standard">
        <draw:frame draw:style-name="gr1" draw:text-style-name="P1" draw:layer="layout" svg:width="15.527cm" svg:height="9.758cm" svg:x="2.1cm" svg:y="6.542cm">
          <draw:image xlink:href="Pictures/100002010000031A000001F3AB44930E91A1C653.png" xlink:type="simple" xlink:show="embed" xlink:actuate="onLoad" loext:mime-type="image/png">
            <text:p/>
          </draw:image>
        </draw:frame>
        <draw:line draw:style-name="gr4" draw:text-style-name="P3" draw:layer="layout" svg:x1="19cm" svg:y1="10.1cm" svg:x2="16.4cm" svg:y2="10.1cm">
          <text:p/>
        </draw:line>
        <draw:custom-shape draw:style-name="gr5" draw:text-style-name="P2" draw:layer="layout" svg:width="2.2cm" svg:height="1.9cm" svg:x="19.1cm" svg:y="9.2cm">
          <text:p text:style-name="P1">PC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1" draw:text-style-name="P1" draw:layer="layout" svg:width="15.527cm" svg:height="9.758cm" svg:x="2.173cm" svg:y="6.242cm">
          <draw:image xlink:href="Pictures/100002010000031A000001F3AB44930E91A1C653.png" xlink:type="simple" xlink:show="embed" xlink:actuate="onLoad" loext:mime-type="image/png">
            <text:p/>
          </draw:image>
        </draw:frame>
        <draw:line draw:style-name="gr4" draw:text-style-name="P3" draw:layer="layout" svg:x1="18.9cm" svg:y1="9.8cm" svg:x2="16.5cm" svg:y2="9.8cm">
          <text:p/>
        </draw:line>
        <draw:custom-shape draw:style-name="gr6" draw:text-style-name="P2" draw:layer="layout" svg:width="3.8cm" svg:height="2.2cm" svg:x="18.9cm" svg:y="8.7cm">
          <text:p text:style-name="P1">Microphone </text:p>
          <text:p text:style-name="P1">Zoom H2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0.6cm" svg:y1="5.5cm" svg:x2="20.6cm" svg:y2="8.6cm">
          <text:p/>
        </draw:line>
        <draw:custom-shape draw:style-name="gr7" draw:text-style-name="P2" draw:layer="layout" svg:width="5cm" svg:height="2.6cm" svg:x="18.1cm" svg:y="2.7cm">
          <text:p text:style-name="P1">Instruments</text:p>
          <text:p text:style-name="P1">ou</text:p>
          <text:p text:style-name="P1">sifflement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6:45:03.825909012</meta:creation-date>
    <dc:date>2021-06-14T16:52:11.868160949</dc:date>
    <meta:editing-duration>PT7M10S</meta:editing-duration>
    <meta:editing-cycles>1</meta:editing-cycles>
    <meta:document-statistic meta:object-count="11"/>
    <meta:generator>LibreOffice/6.4.7.2$Linux_X86_64 LibreOffice_project/40$Build-2</meta:generator>
  </office:meta>
</office:document-meta>
</file>